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#000099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1"/>
        <table:table-column table:style-name="co1" table:number-columns-repeated="27" table:default-cell-style-name="Default"/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# Worldcrafter saved map.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Worldcrafter Save File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27"/>
          <table:table-cell table:style-name="Default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6"/>
          <table:table-cell table:style-name="ce3" office:value-type="float" office:value="60" calcext:value-type="float">
            <text:p>6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6"/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15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15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/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7" table:style-name="ce2" office:value-type="float" office:value="6" calcext:value-type="float">
            <text:p>6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number-columns-repeated="4" table:style-name="ce1" office:value-type="float" office:value="23" calcext:value-type="float">
            <text:p>23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7" table:style-name="ce1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9:27:22.0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9:27:28.721000000</dc:date>
    <meta:editing-duration>PT18H26M7S</meta:editing-duration>
    <meta:editing-cycles>20</meta:editing-cycles>
    <meta:generator>LibreOffice/5.1.3.2$Windows_x86 LibreOffice_project/644e4637d1d8544fd9f56425bd6cec110e49301b</meta:generator>
    <meta:document-statistic meta:table-count="1" meta:cell-count="248" meta:object-count="0"/>
  </office:meta>
</office:document-meta>
</file>